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style:style>
  </office:automatic-styles>
  <office:body>
    <office:text text:use-soft-page-breaks="true">
      <text:p text:style-name="P1">Lastenheft: Fitnessapp: F-APP</text:p>
      <text:p text:style-name="Standard"/>
      <text:p text:style-name="Standard">Eine Fitness-App, in welcher man in einem Wochenplan eintragen kann, was man an welchen Tagen zu den jeweiligen Mahlzeiten gegessen hat. Jede Mahlzeit hat ihre Nährstoffe gespeichert (Kalorien, Fett,<text:s/>Eiweiß, Kohlehydrate) und errechnet aus der angegebenen Menge, wie viel von den jeweiligen Nährstoffen konsumiert wurde. <text:s/>(MUSS) <text:s text:c="2"/></text:p>
      <text:p text:style-name="Standard">Neben dem Wochenplan fürs Essen, kann man auch noch seine Workouts tracken. Hierbei werden ungefähre Kalorien, die bei den bestimmten Übungen verbrannt werden vorgegeben. Man kann eintragen, wann man eine Übung macht und mit wie viel Gewicht bzw. Wiederholungen. Daraus werden auch wieder die gesamten verbrannten Kalorien berechnet. (MUSS)</text:p>
      <text:p text:style-name="Standard">In der Datenbank werden einige Mahlzeiten und Übungen bereits vorgespeichert werden. Außerdem kann jeder Benutzer über einen Button Mahlzeiten/Lebensmittel und auch Übungen in die DB <text:s/>hinzufügen, die dann für alle anderen Benutzer auch sichtbar sind. Hierbei muss ein Art Formular mit den jeweiligen Nährstoffen usw. ausgefüllt werden. (SOLL)</text:p>
      <text:p text:style-name="Standard">Freundschaftsfunktion</text:p>
      <text:p text:style-name="Standard">Außerdem eine Rangliste, in der man sich mit seinen Freunden vergleichen kann, wer am meisten gegessen bzw. wer am meisten oder besten trainiert hat. (KANN)</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fan Sonnek</meta:initial-creator>
    <dc:creator>Stefan Sonnek</dc:creator>
    <meta:creation-date>2019-02-26T12:38:00Z</meta:creation-date>
    <dc:date>2019-03-12T08:52:00Z</dc:date>
    <meta:template xlink:href="Normal.dotm" xlink:type="simple"/>
    <meta:editing-cycles>3</meta:editing-cycles>
    <meta:editing-duration>PT0S</meta:editing-duration>
    <meta:document-statistic meta:page-count="1" meta:paragraph-count="2" meta:word-count="168" meta:character-count="1227" meta:row-count="8" meta:non-whitespace-character-count="1061"/>
  </office:meta>
</office:document-meta>
</file>